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25" officeooo:paragraph-rsid="00127725"/>
    </style:style>
    <style:style style:name="P2" style:family="paragraph" style:parent-style-name="Standard">
      <style:text-properties fo:font-weight="bold" officeooo:rsid="00127725" officeooo:paragraph-rsid="00127725" style:font-weight-asian="bold" style:font-weight-complex="bold"/>
    </style:style>
    <style:style style:name="P3" style:family="paragraph" style:parent-style-name="Standard">
      <style:text-properties fo:font-weight="bold" officeooo:rsid="00218b71" officeooo:paragraph-rsid="00218b71" style:font-weight-asian="bold" style:font-weight-complex="bold"/>
    </style:style>
    <style:style style:name="P4" style:family="paragraph" style:parent-style-name="Standard">
      <style:text-properties fo:font-weight="normal" officeooo:rsid="00127725" officeooo:paragraph-rsid="00127725" style:font-weight-asian="normal" style:font-weight-complex="normal"/>
    </style:style>
    <style:style style:name="P5" style:family="paragraph" style:parent-style-name="Standard">
      <style:text-properties fo:font-weight="normal" officeooo:rsid="001b28ee" officeooo:paragraph-rsid="001c57af" style:font-weight-asian="normal" style:font-weight-complex="normal"/>
    </style:style>
    <style:style style:name="P6" style:family="paragraph" style:parent-style-name="Standard">
      <style:text-properties fo:font-weight="normal" officeooo:rsid="001c57af" officeooo:paragraph-rsid="001dffbc" style:font-weight-asian="normal" style:font-weight-complex="normal"/>
    </style:style>
    <style:style style:name="P7" style:family="paragraph" style:parent-style-name="Standard">
      <style:text-properties fo:font-weight="normal" officeooo:rsid="0023327e" officeooo:paragraph-rsid="0023327e" style:font-weight-asian="normal" style:font-weight-complex="normal"/>
    </style:style>
    <style:style style:name="P8" style:family="paragraph" style:parent-style-name="Standard">
      <style:text-properties fo:font-weight="normal" officeooo:rsid="0024ff22" officeooo:paragraph-rsid="0024ff22" style:font-weight-asian="normal" style:font-weight-complex="normal"/>
    </style:style>
    <style:style style:name="P9" style:family="paragraph" style:parent-style-name="Standard">
      <style:text-properties fo:font-weight="normal" officeooo:rsid="0024ff22" officeooo:paragraph-rsid="0026c065" style:font-weight-asian="normal" style:font-weight-complex="normal"/>
    </style:style>
    <style:style style:name="P10" style:family="paragraph" style:parent-style-name="Standard">
      <style:text-properties fo:font-weight="normal" officeooo:rsid="002846ea" officeooo:paragraph-rsid="002846ea" style:font-weight-asian="normal" style:font-weight-complex="normal"/>
    </style:style>
    <style:style style:name="P11" style:family="paragraph" style:parent-style-name="Standard">
      <style:text-properties fo:font-weight="bold" officeooo:rsid="00218b71" officeooo:paragraph-rsid="00218b71" style:font-weight-asian="bold" style:font-weight-complex="bold"/>
    </style:style>
    <style:style style:name="T1" style:family="text">
      <style:text-properties officeooo:rsid="00196c67"/>
    </style:style>
    <style:style style:name="T2" style:family="text">
      <style:text-properties officeooo:rsid="001b28ee"/>
    </style:style>
    <style:style style:name="T3" style:family="text">
      <style:text-properties officeooo:rsid="001c57af"/>
    </style:style>
    <style:style style:name="T4" style:family="text">
      <style:text-properties officeooo:rsid="001dffbc"/>
    </style:style>
    <style:style style:name="T5" style:family="text">
      <style:text-properties officeooo:rsid="001fb806"/>
    </style:style>
    <style:style style:name="T6" style:family="text">
      <style:text-properties officeooo:rsid="00253db7"/>
    </style:style>
    <style:style style:name="T7" style:family="text">
      <style:text-properties officeooo:rsid="0026c065"/>
    </style:style>
    <style:style style:name="T8" style:family="text">
      <style:text-properties officeooo:rsid="002a28c7"/>
    </style:style>
    <style:style style:name="T9" style:family="text">
      <style:text-properties officeooo:rsid="002b5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figurable pipeline, extracting organ contours then computing organomic features and saving them in a CSV file</text:p>
      <text:p text:style-name="P1"/>
      <text:p text:style-name="P2">Introduction</text:p>
      <text:p text:style-name="P4">Radiomics are widely used in medical imaging studies. However it suffers from acouple of flaws</text:p>
      <text:p text:style-name="P4">- The uncertain, not very reproducible[ref interobserver] <text:span text:style-name="T1">contours for lesions</text:span></text:p>
      <text:p text:style-name="P4">- <text:span text:style-name="T1">The limited amount of information </text:span><text:span text:style-name="T2">available in inly the tumor area</text:span></text:p>
      <text:p text:style-name="P4"/>
      <text:p text:style-name="P5">Salimi et al. highlighted works hinting at the importance of surrounding tissue and organs for prognosis. </text:p>
      <text:p text:style-name="P5">They then showed how including organs as VOIs in a radiomic study improved the performance of ML algorithms when predicting <text:span text:style-name="T3">Overall Survival (OS). They called organ-based radiomics organomics</text:span></text:p>
      <text:p text:style-name="P5"/>
      <text:p text:style-name="P6">This report describes a completely automated organomics extraction pipeline. <text:span text:style-name="T4">Some example <text:s/>scripts are provided, based on the HECKTOR22 dataset, to demonstrate how this pipeline can be used <text:s/></text:span><text:span text:style-name="T5">for survival prediction tasks</text:span><text:span text:style-name="T4">.</text:span></text:p>
      <text:p text:style-name="P6"/>
      <text:p text:style-name="P3">Pipeline architecture</text:p>
      <text:p text:style-name="P3"/>
      <text:p text:style-name="P7">We start from the dataset format used by the nnUNet framework, for compatibility.</text:p>
      <text:p text:style-name="P7">ImagesTr LabelsTr folders dataset.json file</text:p>
      <text:p text:style-name="P7">The labelsTr folder doesn’t need to be filled, it can be used to put organomics contours.</text:p>
      <text:p text:style-name="P8">In the dataset.json file a couple additional fields are handled:</text:p>
      <text:p text:style-name="P8"><text:s/>- <text:span text:style-name="T6">task: </text:span>The segmentation task from TotalSegmentator (TS) to be used</text:p>
      <text:p text:style-name="P8">- <text:span text:style-name="T6">c</text:span>orrespondance: a dictionary that links a string (key) to a string array (value). Each key must be one of the labels (excepted background) defined in the ‘labels’ part of the JSON. Each value is a list of the labels from the selected TS task. The VOIs corresponding to the strings the list will be merged to make a single VOI. This allows the user to define organ or organ groups coarser than the ones defined in TS. However a VOI can be kept on its own by writing key: [key].</text:p>
      <text:p text:style-name="P9">- <text:span text:style-name="T6">spacing: Optional, </text:span><text:span text:style-name="T7">defines a common spacing for volumes and VOI masks to be resampled to be fore extracting the radiomic features. This is recommended in IBSI[ref IBSI], we let the users chose wether to use this setting since resampling can alter the information contained in the images.</text:span></text:p>
      <text:p text:style-name="P9"/>
      <text:p text:style-name="P10">Using the configuration defined in this file, we first define <text:span text:style-name="T8">the </text:span>list of contour<text:span text:style-name="T8">s needed. This list is used to define the roi_subset parameter which allows to limit </text:span><text:span text:style-name="T9">the segmentation tasks to the strict necessar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4:24:59.199972976</meta:creation-date>
    <meta:generator>LibreOffice/24.2.7.2$Linux_X86_64 LibreOffice_project/420$Build-2</meta:generator>
    <dc:date>2025-09-17T17:09:16.904002431</dc:date>
    <meta:editing-duration>PT1H53S</meta:editing-duration>
    <meta:editing-cycles>6</meta:editing-cycles>
    <meta:document-statistic meta:table-count="0" meta:image-count="0" meta:object-count="0" meta:page-count="1" meta:paragraph-count="17" meta:word-count="361" meta:character-count="2229" meta:non-whitespace-character-count="1881"/>
  </office:meta>
</office:document-meta>
</file>